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imon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8">
            <text:p>108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0]+[.D10]+[.F11]+[.H12]+[.I10]" office:value-type="percentage" office:value="0.065">
            <text:p>6,5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111.672781331391">
            <text:p>$111,67</text:p>
          </table:table-cell>
          <table:table-cell table:style-name="ce13" table:formula="of:=[.G2]/1.07" office:value-type="currency" office:currency="EUR" office:value="104.36708535644">
            <text:p>104,3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25">
            <text:p>25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">
            <text:p>8,0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92.6400669693577">
            <text:p>$92,64</text:p>
          </table:table-cell>
          <table:table-cell table:style-name="ce14" table:formula="of:=[.G3]/1.07" office:value-type="currency" office:currency="EUR" office:value="86.5795018405212">
            <text:p>86,58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87.5933111126147">
            <text:p>87,59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3.7">
            <text:p>3,7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5">
            <text:p>9,5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79.0312322130248">
            <text:p>$79,03</text:p>
          </table:table-cell>
          <table:table-cell table:style-name="ce15" table:formula="of:=[.G4]/1.07" office:value-type="currency" office:currency="EUR" office:value="73.8609646850699">
            <text:p>73,86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7.2">
            <text:p>$7,20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">
            <text:p>0,0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6.75675675675676">
            <text:p>6,76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43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Gleiche Strategie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.01">
            <text:p>1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otel</text:p>
          </table:table-cell>
          <table:table-cell office:value-type="percentage" office:value="0.005">
            <text:p>0,5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3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3:05.27</dc:date>
    <dc:creator>aaa </dc:creator>
    <meta:editing-duration>P2DT22H27M19S</meta:editing-duration>
    <meta:editing-cycles>48</meta:editing-cycles>
    <meta:generator>OpenOffice/4.1.5$Win32 OpenOffice.org_project/415m1$Build-9789</meta:generator>
    <meta:document-statistic meta:table-count="5" meta:cell-count="618" meta:object-count="0"/>
  </office:meta>
</office:document-meta>
</file>